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  <style:style style:name="T4" style:family="text">
      <style:text-properties style:text-position="super 58%" style:font-name="Times New Roman"/>
    </style:style>
    <style:style style:name="T5" style:family="text">
      <style:text-properties style:text-position="0% 100%"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5_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Isaac Feinberg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anuary 25, 1894</text:p>
      <text:p text:style-name="P5">Month<text:tab/><text:tab/><text:tab/><text:tab/><text:tab/><text:tab/>January</text:p>
      <text:p text:style-name="P5">Year<text:tab/><text:tab/><text:tab/><text:tab/><text:tab/><text:tab/>1894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SYNAGOGUE CHAMBERS,/</text:p>
      <text:p text:style-name="P2">K. K. MICKV<text:span text:style-name="T2">É</text:span><text:span text:style-name="T3"> ISRAEL,/</text:span></text:p>
      <text:p text:style-name="P2"><text:span text:style-name="T3">117 NORTH SEVENTH STREET./</text:span></text:p>
      <text:p text:style-name="P3"><text:span text:style-name="T3">Philadelphia, January 25, 1894/</text:span></text:p>
      <text:p text:style-name="P2"><text:span text:style-name="T3">Rev. Dr. S. Morais,/</text:span></text:p>
      <text:p text:style-name="P2"><text:span text:style-name="T3"><text:tab/>546 North 5 St./</text:span></text:p>
      <text:p text:style-name="P2"><text:span text:style-name="T3"><text:tab/><text:tab/>Dear Sir,/</text:span></text:p>
      <text:p text:style-name="P2"><text:span text:style-name="T3"><text:tab/><text:tab/><text:tab/>An Auditor has been appointed/ to audit the account of the Penna. Co. as/ trustee of the trust estate of Hyman Gratz./ <text:s/>He will meet the parties in interest on Tuesday/ the 30</text:span><text:span text:style-name="T4">th</text:span><text:span text:style-name="T5"> inst. at 3.30 P. M. at the office of the/ company, 517 Chestnut St./</text:span></text:p>
      <text:p text:style-name="P2"><text:span text:style-name="T5"><text:tab/>The counsel of the congregation deems it advis-/able that some of the members of the committee/ or Trust be present. <text:s/>Would you please try/ to be one of them./ <text:s/>Truly Yours,/ Isaac Feinberg, Secy. of Com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9T13:27:28.33</meta:creation-date>
    <meta:document-statistic meta:table-count="0" meta:image-count="0" meta:object-count="0" meta:page-count="2" meta:paragraph-count="69" meta:word-count="271" meta:character-count="1868"/>
    <dc:date>2011-12-19T13:32:06.53</dc:date>
    <dc:creator>Penn Libraries</dc:creator>
    <meta:editing-duration>PT00H04M38S</meta:editing-duration>
    <meta:editing-cycles>1</meta:editing-cycles>
    <meta:generator>OpenOffice.org/3.2$Win32 OpenOffice.org_project/320m12$Build-9483</meta:generator>
  </office:meta>
</office:document-meta>
</file>